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2.0854in"/>
    </style:style>
    <style:style style:name="co4" style:family="table-column">
      <style:table-column-properties fo:break-before="auto" style:column-width="2.5311in"/>
    </style:style>
    <style:style style:name="co5" style:family="table-column">
      <style:table-column-properties fo:break-before="auto" style:column-width="3.4028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070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="0.0008in solid #000000"/>
      <style:text-properties fo:color="#ff0000"/>
    </style:style>
    <style:style style:name="ce6" style:family="table-cell" style:parent-style-name="Default">
      <style:table-cell-properties fo:background-color="#94bd5e" fo:border="0.0008in solid #000000"/>
    </style:style>
    <style:style style:name="ce7" style:family="table-cell" style:parent-style-name="Default">
      <style:table-cell-properties fo:background-color="#c0c0c0" fo:border="0.0008in solid #000000"/>
    </style:style>
    <style:style style:name="ce8" style:family="table-cell" style:parent-style-name="Default">
      <style:table-cell-properties fo:background-color="transparent" fo:border="0.0008in solid #0000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0000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8" table:default-cell-style-name="Default"/>
        <table:table-row table:style-name="ro1">
          <table:table-cell/>
          <table:table-cell table:style-name="Default" office:value-type="string">
            <text:p>An ExecutionTarget describes a homogeneus subset of computing capability offered through a single endpoint and controlled by single set of rules (queue) at which the user is allowed to run his/her jobs. (If the computing manager reports an inhomogeneus system, then one ExecutionTarget is created per ExecutionEnvironment. Great care has to be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/>
          <table:table-cell table:style-name="Default" office:value-type="string">
            <text:p>when doing the brokering in this case since the ComputingShare and ComputingService attributes may not be correct)</text:p>
          </table:table-cell>
          <table:table-cell table:style-name="Default" table:number-columns-repeated="3"/>
          <table:table-cell table:number-columns-repeated="251"/>
        </table:table-row>
        <table:table-row table:style-name="ro2">
          <table:table-cell/>
          <table:table-cell table:style-name="ce2" office:value-type="string">
            <text:p>Mapping schema between ....... and the ARC1 ExecutionTarget class</text:p>
          </table:table-cell>
          <table:table-cell table:style-name="Default" table:number-columns-repeated="3"/>
          <table:table-cell table:number-columns-repeated="251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251"/>
        </table:table-row>
        <table:table-row table:style-name="ro4">
          <table:table-cell/>
          <table:table-cell table:style-name="ce3" office:value-type="string" table:number-columns-spanned="2" table:number-rows-spanned="1">
            <text:p>ExecutionTarget</text:p>
          </table:table-cell>
          <table:covered-table-cell table:style-name="ce10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11" office:value-type="string">
            <text:p>ARC1 (Glue2)</text:p>
          </table:table-cell>
          <table:table-cell table:number-columns-repeated="250"/>
        </table:table-row>
        <table:table-row table:style-name="ro3">
          <table:table-cell/>
          <table:table-cell table:style-name="ce4" table:number-columns-repeated="4"/>
          <table:table-cell table:number-columns-repeated="251"/>
        </table:table-row>
        <table:table-row table:style-name="ro3">
          <table:table-cell/>
          <table:table-cell table:style-name="ce5" office:value-type="string" table:number-columns-spanned="2" table:number-rows-spanned="1">
            <text:p>//Domain/Location attributes</text:p>
          </table:table-cell>
          <table:covered-table-cell table:style-name="ce4"/>
          <table:table-cell table:style-name="ce4" table:number-columns-repeated="2"/>
          <table:table-cell table:number-columns-repeated="2"/>
          <table:table-cell office:value-type="string">
            <text:p>Unmapped attributes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DomainName;</text:p>
          </table:table-cell>
          <table:table-cell table:style-name="ce6" office:value-type="string">
            <text:p>nordugrid-cluster-name</text:p>
          </table:table-cell>
          <table:table-cell table:style-name="ce6" office:value-type="string">
            <text:p>Site["GlueSiteNam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Owner;</text:p>
          </table:table-cell>
          <table:table-cell office:value-type="string">
            <text:p>nordugrid-cluster-owner</text:p>
          </table:table-cell>
          <table:table-cell table:number-columns-repeated="3"/>
          <table:table-cell office:value-type="string">
            <text:p>nordugrid-cluster-lrms-type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nordugrid-cluster-support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Place;</text:p>
          </table:table-cell>
          <table:table-cell/>
          <table:table-cell office:value-type="string">
            <text:p>Site["GlueSiteLocation"]</text:p>
          </table:table-cell>
          <table:table-cell table:number-columns-repeated="2"/>
          <table:table-cell office:value-type="string">
            <text:p>nordugrid-cluster-lrms-version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Country</text:p>
          </table:table-cell>
          <table:table-cell office:value-type="string">
            <text:p>nordugrid-cluster-location</text:p>
          </table:table-cell>
          <table:table-cell table:number-columns-repeated="3"/>
          <table:table-cell office:value-type="string">
            <text:p>nordugrid-cluster-lrms-config </text:p>
          </table:table-cell>
          <table:table-cell table:number-columns-repeated="248"/>
        </table:table-row>
        <table:table-row table:style-name="ro1">
          <table:table-cell/>
          <table:table-cell table:style-name="Default" office:value-type="string">
            <text:p>std::string</text:p>
          </table:table-cell>
          <table:table-cell table:style-name="Default" office:value-type="string">
            <text:p>PostCode</text:p>
          </table:table-cell>
          <table:table-cell table:style-name="Default" table:number-columns-repeated="2"/>
          <table:table-cell table:number-columns-repeated="2"/>
          <table:table-cell office:value-type="string">
            <text:p>nordugrid-cluster-opsys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atitude;</text:p>
          </table:table-cell>
          <table:table-cell/>
          <table:table-cell office:value-type="string">
            <text:p>Site["GlueSiteLatitude"]</text:p>
          </table:table-cell>
          <table:table-cell table:number-columns-repeated="2"/>
          <table:table-cell office:value-type="string">
            <text:p>nordugrid-cluster-nodecpu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ongitude;</text:p>
          </table:table-cell>
          <table:table-cell/>
          <table:table-cell office:value-type="string">
            <text:p>Site["GlueSiteLongitude"]</text:p>
          </table:table-cell>
          <table:table-cell table:number-columns-repeated="2"/>
          <table:table-cell office:value-type="string">
            <text:p>nordugrid-cluster-totalcpus 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nordugrid-cluster-cache-free </text:p>
          </table:table-cell>
          <table:table-cell table:number-columns-repeated="248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office:value-type="string">
            <text:p>nordugrid-cluster-runtimeenvironment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Service and ComputingEndpoint attributes</text:p>
          </table:table-cell>
          <table:covered-table-cell table:style-name="ce4"/>
          <table:table-cell table:style-name="ce4" table:number-columns-repeated="2"/>
          <table:table-cell table:number-columns-repeated="2"/>
          <table:table-cell office:value-type="string">
            <text:p>nordugrid-cluster-usedcpus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4" office:value-type="string">
            <text:p>CEID</text:p>
          </table:table-cell>
          <table:table-cell table:style-name="ce4" table:number-columns-repeated="2"/>
          <table:table-cell table:number-columns-repeated="2"/>
          <table:table-cell office:value-type="string">
            <text:p>nordugrid-cluster-comment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4" office:value-type="string">
            <text:p>CEName</text:p>
          </table:table-cell>
          <table:table-cell table:style-name="ce4" table:number-columns-repeated="2"/>
          <table:table-cell table:number-columns-repeated="2"/>
          <table:table-cell office:value-type="string">
            <text:p>nordugrid-cluster-benchmark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4" office:value-type="string">
            <text:p>Capability</text:p>
          </table:table-cell>
          <table:table-cell table:style-name="ce4" table:number-columns-repeated="2"/>
          <table:table-cell table:number-columns-repeated="2"/>
          <table:table-cell office:value-type="string">
            <text:p>nordugrid-cluster-prelrmsqueued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4" office:value-type="string">
            <text:p>Type</text:p>
          </table:table-cell>
          <table:table-cell table:style-name="ce4" table:number-columns-repeated="2"/>
          <table:table-cell table:number-columns-repeated="2"/>
          <table:table-cell office:value-type="string">
            <text:p>nordugrid-cluster-trustedca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4" office:value-type="string">
            <text:p>QualityLevel</text:p>
          </table:table-cell>
          <table:table-cell table:style-name="ce4" table:number-columns-repeated="2"/>
          <table:table-cell table:number-columns-repeated="2"/>
          <table:table-cell office:value-type="string">
            <text:p>nordugrid-cluster-architecture </text:p>
          </table:table-cell>
          <table:table-cell table:number-columns-repeated="248"/>
        </table:table-row>
        <table:table-row table:style-name="ro1">
          <table:table-cell/>
          <table:table-cell table:style-name="ce5"/>
          <table:table-cell table:style-name="ce4" table:number-columns-repeated="3"/>
          <table:table-cell table:number-columns-repeated="2"/>
          <table:table-cell office:value-type="string">
            <text:p>nordugrid-cluster-homogeneity 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url;</text:p>
          </table:table-cell>
          <table:table-cell table:style-name="ce6" office:value-type="string">
            <text:p>nordugrid-cluster-contactstring</text:p>
          </table:table-cell>
          <table:table-cell table:style-name="ce6" office:value-type="string">
            <text:p>CE["GlueCEUniqueID"]</text:p>
          </table:table-cell>
          <table:table-cell table:number-columns-repeated="2"/>
          <table:table-cell office:value-type="string">
            <text:p>nordugrid-cluster-cpudistribution 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Technology</text:p>
          </table:table-cell>
          <table:table-cell table:style-name="ce6" table:number-columns-repeated="2"/>
          <table:table-cell table:number-columns-repeated="2"/>
          <table:table-cell office:value-type="string">
            <text:p>nordugrid-cluster-sessiondir-total </text:p>
          </table:table-cell>
          <table:table-cell table:number-columns-repeated="248"/>
        </table:table-row>
        <table:table-row table:style-name="ro1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;</text:p>
          </table:table-cell>
          <table:table-cell office:value-type="string">
            <text:p>GridFTP</text:p>
          </table:table-cell>
          <table:table-cell table:number-columns-repeated="3"/>
          <table:table-cell office:value-type="string">
            <text:p>nordugrid-cluster-cache-total </text:p>
          </table:table-cell>
          <table:table-cell table:number-columns-repeated="248"/>
        </table:table-row>
        <table:table-row table:style-name="ro1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Extension;</text:p>
          </table:table-cell>
          <table:table-cell table:number-columns-repeated="4"/>
          <table:table-cell office:value-type="string">
            <text:p>nordugrid-cluster-localse 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upportedProfile</text:p>
          </table:table-cell>
          <table:table-cell table:number-columns-repeated="4"/>
          <table:table-cell office:value-type="string">
            <text:p>nordugrid-cluster-totaljobs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mplementor;</text:p>
          </table:table-cell>
          <table:table-cell office:value-type="string">
            <text:p>NorduGrid</text:p>
          </table:table-cell>
          <table:table-cell table:number-columns-repeated="3"/>
          <table:table-cell office:value-type="string">
            <text:p>nordugrid-cluster-queuedjobs <text:s/>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mplementationName;</text:p>
          </table:table-cell>
          <table:table-cell table:style-name="ce6" office:value-type="string">
            <text:p>ARC0</text:p>
          </table:table-cell>
          <table:table-cell table:style-name="ce6" office:value-type="string">
            <text:p>CE["GlueCEImplementationName"]</text:p>
          </table:table-cell>
          <table:table-cell table:number-columns-repeated="2"/>
          <table:table-cell office:value-type="string">
            <text:p>nordugrid-cluster-interactive-contactstring 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mplementationVersion;</text:p>
          </table:table-cell>
          <table:table-cell table:style-name="ce6" office:value-type="string">
            <text:p>nordugrid-cluster-middleware</text:p>
          </table:table-cell>
          <table:table-cell table:style-name="ce6" office:value-type="string">
            <text:p>CE["GlueCEImplementationVersion"]</text:p>
          </table:table-cell>
          <table:table-cell table:number-columns-repeated="2"/>
          <table:table-cell office:value-type="string">
            <text:p>nordugrid-cluster-sessiondir-lifetime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HealthState;</text:p>
          </table:table-cell>
          <table:table-cell office:value-type="string">
            <text:p>nordugrid-queue-status</text:p>
          </table:table-cell>
          <table:table-cell table:number-columns-repeated="3"/>
          <table:table-cell office:value-type="string">
            <text:p>nordugrid-cluster-issuerca-hash 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ervingState</text:p>
          </table:table-cell>
          <table:table-cell table:number-columns-repeated="4"/>
          <table:table-cell office:value-type="string">
            <text:p>Nordugrid-cluster-acl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IssuerCA;</text:p>
          </table:table-cell>
          <table:table-cell office:value-type="string">
            <text:p>nordugrid-cluster-issuerca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TrustedCA</text:p>
          </table:table-cell>
          <table:table-cell table:number-columns-repeated="4"/>
          <table:table-cell office:value-type="string">
            <text:p>nordugrid-queue-nodecpu 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DowntimeStarts</text:p>
          </table:table-cell>
          <table:table-cell table:number-columns-repeated="4"/>
          <table:table-cell office:value-type="string">
            <text:p>nordugrid-queue-defaultcputim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DowntimeEnds</text:p>
          </table:table-cell>
          <table:table-cell table:number-columns-repeated="4"/>
          <table:table-cell office:value-type="string">
            <text:p>nordugrid-queue-totalcpus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Staging;</text:p>
          </table:table-cell>
          <table:table-cell office:value-type="string">
            <text:p>nordugrid-cluster-nodeaccess</text:p>
          </table:table-cell>
          <table:table-cell table:number-columns-repeated="3"/>
          <table:table-cell office:value-type="string">
            <text:p>nordugrid-queue-opsys 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Jobdescription</text:p>
          </table:table-cell>
          <table:table-cell table:number-columns-repeated="4"/>
          <table:table-cell office:value-type="string">
            <text:p>nordugrid-queue-gridrunning </text:p>
          </table:table-cell>
          <table:table-cell table:number-columns-repeated="248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office:value-type="string">
            <text:p>nordugrid-queue-comment </text:p>
          </table:table-cell>
          <table:table-cell table:number-columns-repeated="248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Service/ComputingShare load attributes</text:p>
          </table:table-cell>
          <table:covered-table-cell table:style-name="ce4"/>
          <table:table-cell table:style-name="ce4" table:number-columns-repeated="2"/>
          <table:table-cell table:number-columns-repeated="2"/>
          <table:table-cell office:value-type="string">
            <text:p>nordugrid-queue-homogeneity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TotalJobs;</text:p>
          </table:table-cell>
          <table:table-cell/>
          <table:table-cell office:value-type="string">
            <text:p>VOView<text:span text:style-name="T2">[CE]</text:span>["GlueCEStateTotalJobs"]</text:p>
          </table:table-cell>
          <table:table-cell table:number-columns-repeated="2"/>
          <table:table-cell office:value-type="string">
            <text:p>nordugrid-queue-localqueued 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unningJobs;</text:p>
          </table:table-cell>
          <table:table-cell table:style-name="ce6" office:value-type="string">
            <text:p>nordugrid-queue-running</text:p>
          </table:table-cell>
          <table:table-cell table:style-name="ce6" office:value-type="string">
            <text:p>VOView<text:span text:style-name="T2">[CE]</text:span>["GlueCEStateRunningJobs”]</text:p>
          </table:table-cell>
          <table:table-cell table:number-columns-repeated="2"/>
          <table:table-cell office:value-type="string">
            <text:p>nordugrid-queue-architecture </text:p>
          </table:table-cell>
          <table:table-cell table:number-columns-repeated="248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WaitingJobs;</text:p>
          </table:table-cell>
          <table:table-cell table:style-name="ce6" office:value-type="string">
            <text:p>nordugrid-queue-queued</text:p>
          </table:table-cell>
          <table:table-cell table:style-name="ce6" office:value-type="string">
            <text:p>VOView<text:span text:style-name="T2">[CE]</text:span>["GlueCEStateWaitingJobs"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StagingJobs;</text:p>
          </table:table-cell>
          <table:table-cell table:number-columns-repeated="4"/>
          <table:table-cell office:value-type="string">
            <text:p>nordugrid-queue-benchmark 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SuspendedJobs;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PreLRMSWaitingJobs;</text:p>
          </table:table-cell>
          <table:table-cell office:value-type="string">
            <text:p>nordugrid-queue-prelrmsqueu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ocalRunningJob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LocalWaitingJob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reeSlots;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reeSlotsWithDuration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UsedSlots;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RequestedSlots;</text:p>
          </table:table-cell>
          <table:table-cell table:number-columns-repeated="253"/>
        </table:table-row>
        <table:table-row table:style-name="ro3">
          <table:table-cell table:style-name="ce1"/>
          <table:table-cell table:style-name="ce8" table:number-columns-repeated="4"/>
          <table:table-cell table:style-name="ce1" table:number-columns-repeated="251"/>
        </table:table-row>
        <table:table-row table:style-name="ro1">
          <table:table-cell/>
          <table:table-cell table:style-name="ce5" office:value-type="string">
            <text:p>//ComputingShare</text:p>
          </table:table-cell>
          <table:table-cell table:style-name="ce5"/>
          <table:table-cell table:style-name="ce4" table:number-columns-repeated="2"/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MappingQueue;</text:p>
          </table:table-cell>
          <table:table-cell office:value-type="string">
            <text:p>nordugrid-queue-name</text:p>
          </table:table-cell>
          <table:table-cell table:number-columns-repeated="252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WallTime;</text:p>
          </table:table-cell>
          <table:table-cell table:style-name="ce6" office:value-type="string">
            <text:p>nordugrid-queue-maxwalltime</text:p>
          </table:table-cell>
          <table:table-cell table:style-name="ce6" office:value-type="string">
            <text:p>VOView<text:span text:style-name="T2">[CE]</text:span>["GlueCEPolicyMaxWallClockTime"]???</text:p>
          </table:table-cell>
          <table:table-cell table:number-columns-repeated="251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TotalWallTime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inWallTime;</text:p>
          </table:table-cell>
          <table:table-cell office:value-type="string">
            <text:p>nordugrid-queue-minwalltim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DefaultWallTime;</text:p>
          </table:table-cell>
          <table:table-cell office:value-type="string">
            <text:p>nordugrid-queue-defaultwalltime</text:p>
          </table:table-cell>
          <table:table-cell table:number-columns-repeated="252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CPUTime;</text:p>
          </table:table-cell>
          <table:table-cell table:style-name="ce6" office:value-type="string">
            <text:p>nordugrid-queue-maxcputime</text:p>
          </table:table-cell>
          <table:table-cell table:style-name="ce6" office:value-type="string">
            <text:p>VOView<text:span text:style-name="T2">[CE]</text:span>["GlueCEPolicyMaxCPUTime"]???</text:p>
          </table:table-cell>
          <table:table-cell table:number-columns-repeated="251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TotalCPUTime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MinCPUTime;</text:p>
          </table:table-cell>
          <table:table-cell office:value-type="string">
            <text:p>nordugrid-queue-mincputim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DefaultCPUTime;</text:p>
          </table:table-cell>
          <table:table-cell office:value-type="string">
            <text:p>nordugrid-queue-defaultcputim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TotalJobs;</text:p>
          </table:table-cell>
          <table:table-cell/>
          <table:table-cell office:value-type="string">
            <text:p>VOView<text:span text:style-name="T2">[CE]</text:span>["GlueCEPolicyMaxTotalJobs"]</text:p>
          </table:table-cell>
          <table:table-cell table:number-columns-repeated="251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RunningJobs;</text:p>
          </table:table-cell>
          <table:table-cell table:style-name="ce6" office:value-type="string">
            <text:p>nordugrid-queue-maxrunning</text:p>
          </table:table-cell>
          <table:table-cell table:style-name="ce6" office:value-type="string">
            <text:p>VOView<text:span text:style-name="T2">[CE]</text:span>["GlueCEPolicyMaxRunningJobs"]</text:p>
          </table:table-cell>
          <table:table-cell table:number-columns-repeated="251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WaitingJobs;</text:p>
          </table:table-cell>
          <table:table-cell table:style-name="ce6" office:value-type="string">
            <text:p>nordugrid-queue-maxqueable</text:p>
          </table:table-cell>
          <table:table-cell table:style-name="ce6" office:value-type="string">
            <text:p>VOView<text:span text:style-name="T2">[CE]</text:span>["GlueCEPolicyMaxWaitingJobs"]</text:p>
          </table:table-cell>
          <table:table-cell table:number-columns-repeated="251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NodeMemory;</text:p>
          </table:table-cell>
          <table:table-cell table:style-name="ce6" office:value-type="string">
            <text:p>nordugrid-queue[cluster]-nodememory</text:p>
          </table:table-cell>
          <table:table-cell table:style-name="ce6" office:value-type="string">
            <text:p>SubCluster["GlueHostMainMemoryRAMSiz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PreLRMSWaitingJobs;</text:p>
          </table:table-cell>
          <table:table-cell table:number-columns-repeated="25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UserRunningJobs;</text:p>
          </table:table-cell>
          <table:table-cell table:style-name="ce6" office:value-type="string">
            <text:p>nordugrid-queue-maxuserrun</text:p>
          </table:table-cell>
          <table:table-cell table:style-name="ce6" office:value-type="string">
            <text:p>VOView<text:span text:style-name="T2">[CE]</text:span>["GlueCEPolicyAssignedJobSlots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lotsPerJob;</text:p>
          </table:table-cell>
          <table:table-cell/>
          <table:table-cell office:value-type="string">
            <text:p>VOView<text:span text:style-name="T2">[CE]</text:span>["MaxSlotsPerJob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tageInStreams;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StageOutStreams;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SchedulingPolicy;</text:p>
          </table:table-cell>
          <table:table-cell office:value-type="string">
            <text:p>nordugrid-queue-schedulingpolicy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Memory;</text:p>
          </table:table-cell>
          <table:table-cell/>
          <table:table-cell office:value-type="string">
            <text:p>SubCluster["GlueHostMainMemoryVirtualSiz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xDiskSpace;</text:p>
          </table:table-cell>
          <table:table-cell office:value-type="string">
            <text:p>nordugrid-cluster-sessiondir-free</text:p>
          </table:table-cell>
          <table:table-cell table:number-columns-repeated="252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DefaultStorageService;</text:p>
          </table:table-cell>
          <table:table-cell table:style-name="ce6" office:value-type="string">
            <text:p>nordugrid-cluster-localse</text:p>
          </table:table-cell>
          <table:table-cell table:style-name="ce6" office:value-type="string">
            <text:p>VOView<text:span text:style-name="T2">[CE]</text:span>["GlueCEInfoDefaultS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l</text:p>
          </table:table-cell>
          <table:table-cell office:value-type="string">
            <text:p>Preemption;</text:p>
          </table:table-cell>
          <table:table-cell/>
          <table:table-cell office:value-type="string">
            <text:p>VOView<text:span text:style-name="T2">[CE]</text:span>["GlueCEPolicyPreemption"]</text:p>
          </table:table-cell>
          <table:table-cell table:number-columns-repeated="251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EstimatedAverageWaitingTime;</text:p>
          </table:table-cell>
          <table:table-cell/>
          <table:table-cell office:value-type="string">
            <text:p>VOView<text:span text:style-name="T2">[CE]</text:span>["GlueCEStateEstimatedResponseTim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iod</text:p>
          </table:table-cell>
          <table:table-cell office:value-type="string">
            <text:p>EstimatedWorstWaitingTime;</text:p>
          </table:table-cell>
          <table:table-cell/>
          <table:table-cell office:value-type="string">
            <text:p>VOView<text:span text:style-name="T2">[CE]</text:span>["GlueCEStateWorstResponseTime"]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ReservationPolicy;</text:p>
          </table:table-cell>
          <table:table-cell table:number-columns-repeated="253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/>
          <table:table-cell table:style-name="ce9" office:value-type="string">
            <text:p><text:span text:style-name="T1">//ComputingManager/ExecutionEnvironment</text:span></text:p>
          </table:table-cell>
          <table:table-cell table:style-name="Default" table:number-columns-repeated="3"/>
          <table:table-cell table:number-columns-repeated="251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/>
          <table:table-cell table:style-name="Default" office:value-type="string">
            <text:p>std::string</text:p>
          </table:table-cell>
          <table:table-cell table:style-name="Default" office:value-type="string">
            <text:p>ManagerTyp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 office:value-type="string">
            <text:p>bool</text:p>
          </table:table-cell>
          <table:table-cell table:style-name="Default" office:value-type="string">
            <text:p>Reservation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BulkSubmission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/>
          <table:table-cell table:style-name="Default"/>
          <table:table-cell table:style-name="Default" office:value-type="string">
            <text:p>Homogeneity (if false, broker should neglect)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NetworkInfo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WorkingAreaShared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WorkingAreaFre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acheFre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 office:value-type="string">
            <text:p>//ExectionEnvironment</text:p>
          </table:table-cell>
          <table:table-cell table:style-name="Default" table:number-columns-repeated="3"/>
          <table:table-cell table:number-columns-repeated="251"/>
        </table:table-row>
        <table:table-row table:style-name="ro3">
          <table:table-cell/>
          <table:table-cell table:style-name="Default"/>
          <table:table-cell table:style-name="Default" office:value-type="string">
            <text:p>Platform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VirtualMachin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PUVendor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PUModel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PUVersion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PUClockSpeed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MainMemorySiz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OSFamily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OSName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OSVersion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onnectivityIn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/>
          <table:table-cell table:style-name="Default"/>
          <table:table-cell table:style-name="Default" office:value-type="string">
            <text:p>ConnectivityOut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/>
          <table:table-cell table:style-name="Default" office:value-type="string">
            <text:p>std::list</text:p>
          </table:table-cell>
          <table:table-cell table:style-name="Default" office:value-type="string">
            <text:p>Benchmark(type, value)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/>
          <table:table-cell table:style-name="Default" office:value-type="string">
            <text:p>//ApplicationEnvironment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/>
          <table:table-cell table:style-name="Default" office:value-type="string">
            <text:p>std::list</text:p>
          </table:table-cell>
          <table:table-cell table:style-name="Default" office:value-type="string">
            <text:p>ApplicationEnvironment</text:p>
          </table:table-cell>
          <table:table-cell table:style-name="Default" office:value-type="string">
            <text:p>Name</text:p>
          </table:table-cell>
          <table:table-cell table:style-name="Default"/>
          <table:table-cell table:number-columns-repeated="251"/>
        </table:table-row>
        <table:table-row table:style-name="ro3">
          <table:table-cell/>
          <table:table-cell table:style-name="Default" table:number-columns-repeated="2"/>
          <table:table-cell table:style-name="Default" office:value-type="string">
            <text:p>Version</text:p>
          </table:table-cell>
          <table:table-cell table:style-name="Default"/>
          <table:table-cell table:number-columns-repeated="251"/>
        </table:table-row>
        <table:table-row table:style-name="ro3">
          <table:table-cell/>
          <table:table-cell table:style-name="Default" table:number-columns-repeated="2"/>
          <table:table-cell table:style-name="Default" office:value-type="string">
            <text:p>State</text:p>
          </table:table-cell>
          <table:table-cell table:style-name="Default"/>
          <table:table-cell table:number-columns-repeated="25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FreeSlots</text:p>
          </table:table-cell>
          <table:table-cell table:style-name="Default"/>
          <table:table-cell table:number-columns-repeated="25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FreeJobs</text:p>
          </table:table-cell>
          <table:table-cell table:style-name="Default"/>
          <table:table-cell table:number-columns-repeated="251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FreeUserSeats</text:p>
          </table:table-cell>
          <table:table-cell table:style-name="Default"/>
          <table:table-cell table:number-columns-repeated="251"/>
        </table:table-row>
        <table:table-row table:style-name="ro3">
          <table:table-cell/>
          <table:table-cell table:style-name="Default" table:number-columns-repeated="4"/>
          <table:table-cell/>
          <table:table-cell office:value-type="string">
            <text:p><text:s text:c="3"/></text:p>
          </table:table-cell>
          <table:table-cell table:number-columns-repeated="24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05/27/2008</text:date>, <text:time>14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26T15:50:30</meta:creation-date>
    <dc:date>2008-05-27T14:34:53</dc:date>
    <meta:editing-cycles>17</meta:editing-cycles>
    <meta:editing-duration>PT6H18M40S</meta:editing-duration>
    <meta:user-defined meta:name="Info 1"/>
    <meta:user-defined meta:name="Info 2"/>
    <meta:user-defined meta:name="Info 3"/>
    <meta:user-defined meta:name="Info 4"/>
    <meta:document-statistic meta:table-count="3" meta:cell-count="260"/>
  </office:meta>
</office:document-meta>
</file>